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メールの行先</text:p>
      <text:p text:style-name="Standard"><text:a xlink:type="simple" xlink:href="https://formspree.io/f/mnjbnoyl" text:style-name="Internet_20_link" text:visited-style-name="Visited_20_Internet_20_Link">https://formspree.io/f/mnjbnoyl</text:a></text:p>
      <text:p text:style-name="Standard">ドラックドロップの先</text:p>
      <text:p text:style-name="Standard"><text:a xlink:type="simple" xlink:href="https://github.com/hiroyamashachu-hp/hiroyamachachu-hp.github.io/upload/main" text:style-name="Internet_20_link" text:visited-style-name="Visited_20_Internet_20_Link">https://github.com/hiroyamashachu-hp/hiroyamachachu-hp.github.io/upload/main</text:a></text:p>
      <text:p text:style-name="Standard"/>
      <text:p text:style-name="Standard">audio/bgm.mp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廣岡 真志</meta:initial-creator>
    <meta:creation-date>2026-02-10T04:10:44.99</meta:creation-date>
    <dc:date>2026-02-12T13:13:47.61</dc:date>
    <meta:editing-duration>PT13H52M21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5" meta:word-count="19" meta:character-count="136"/>
    <dc:creator>廣岡 真志</dc:creator>
  </office:meta>
</office:document-meta>
</file>